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44601e"/>
    </style:style>
    <style:style style:name="P3" style:family="paragraph" style:parent-style-name="Text_20_body">
      <style:text-properties officeooo:rsid="00489952" officeooo:paragraph-rsid="00489952"/>
    </style:style>
    <style:style style:name="P4" style:family="paragraph" style:parent-style-name="Text_20_body">
      <style:text-properties officeooo:rsid="004974a7" officeooo:paragraph-rsid="004974a7"/>
    </style:style>
    <style:style style:name="P5" style:family="paragraph" style:parent-style-name="Text_20_body">
      <style:text-properties officeooo:rsid="004d5e38" officeooo:paragraph-rsid="004d5e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fo:font-weight="normal" officeooo:rsid="00489952" style:font-weight-asian="normal" style:font-weight-complex="normal"/>
    </style:style>
    <style:style style:name="T5" style:family="text">
      <style:text-properties officeooo:rsid="0044601e"/>
    </style:style>
    <style:style style:name="T6" style:family="text">
      <style:text-properties officeooo:rsid="00489952"/>
    </style:style>
    <style:style style:name="T7" style:family="text">
      <style:text-properties officeooo:rsid="004b1c76"/>
    </style:style>
    <style:style style:name="T8" style:family="text">
      <style:text-properties officeooo:rsid="004c46bd"/>
    </style:style>
    <style:style style:name="T9" style:family="text">
      <style:text-properties officeooo:rsid="004e6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4">2</text:span><text:line-break/><text:span text:style-name="T1">Datum:</text:span> 201<text:span text:style-name="T6">4</text:span>-<text:span text:style-name="T5">02-03</text:span><text:line-break/><text:span text:style-name="T1">Utvecklingsmiljö:</text:span> <text:span text:style-name="T3">Arch Linux x64, QT Creator IDE 3.0.0</text:span>, <text:span text:style-name="T5">QMake 2.01a, </text:span>G<text:span text:style-name="T3">CC</text:span> 4.8.2<text:line-break/></text:p>
      <text:h text:style-name="Heading_20_1" text:outline-level="1">Filer</text:h>
      <text:p text:style-name="P3">address.cpp<text:line-break/>address.h<text:line-break/>func.cpp<text:line-break/>func.h<text:line-break/>main.cpp<text:line-break/>main.h<text:line-break/>name.cpp<text:line-break/>name.h<text:line-break/>person.cpp<text:line-break/>person.h</text:p>
      <text:p text:style-name="P1"/>
      <text:h text:style-name="Heading_20_1" text:outline-level="1">Slutsatser och kommentarer</text:h>
      <text:p text:style-name="P4">Uppgiften har flutit på till största delen utan problem. Det blev lite klurande på hur man skulle nästla setters och getters för att få ut/sätta den data man ville komma åt. Sen skulle man nog kunna<text:span text:style-name="T8">t</text:span> löst initieringen av de 3 objekten innan menyn visas på något annat sätt, t.ex. genom en funktion. Dock hade den funktionen inte blivit särskilt generell och ganska meningslös <text:span text:style-name="T7">i långa loppet.</text:span></text:p>
      <text:p text:style-name="P5">Tänker också att det bör duga med att skicka in Uppgift 3 då den inkluderar klasserna man skrivit i Uppgift 2 och 3. <text:span text:style-name="T9">Om inte så hojta ti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4-02-03T20:29:19.993986738</dc:date>
    <dc:creator>Thomas Nordenmark</dc:creator>
    <meta:editing-duration>PT1H45M20S</meta:editing-duration>
    <meta:editing-cycles>57</meta:editing-cycles>
    <meta:generator>LibreOffice/4.1.4.2$Linux_X86_64 LibreOffice_project/410m0$Build-2</meta:generator>
    <meta:document-statistic meta:table-count="0" meta:image-count="0" meta:object-count="0" meta:page-count="1" meta:paragraph-count="7" meta:word-count="132" meta:character-count="814" meta:non-whitespace-character-count="688"/>
  </office:meta>
</office:document-meta>
</file>